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6DA0000050AF80E91451DF14A95.png" manifest:media-type="image/png"/>
  <manifest:file-entry manifest:full-path="Pictures/10000201000001560000004877913F122BCCE815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/>
    <style:font-face style:name="Lohit Devanagari1" svg:font-family="'Lohit Devanagari'"/>
    <style:font-face style:name="Raleway" svg:font-family="Raleway"/>
    <style:font-face style:name="Roboto" svg:font-family="Roboto"/>
    <style:font-face style:name="Roboto Medium" svg:font-family="'Roboto Medium'"/>
    <style:font-face style:name="Roboto regular" svg:font-family="'Roboto regular'"/>
    <style:font-face style:name="Rotobo" svg:font-family="Rotob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a2" style:family="table">
      <style:table-properties style:width="19.001cm" table:align="margins"/>
    </style:style>
    <style:style style:name="Tabla2.A" style:family="table-column">
      <style:table-column-properties style:column-width="5.405cm" style:rel-column-width="18640*"/>
    </style:style>
    <style:style style:name="Tabla2.B" style:family="table-column">
      <style:table-column-properties style:column-width="0.189cm" style:rel-column-width="650*"/>
    </style:style>
    <style:style style:name="Tabla2.C" style:family="table-column">
      <style:table-column-properties style:column-width="4.216cm" style:rel-column-width="14540*"/>
    </style:style>
    <style:style style:name="Tabla2.D" style:family="table-column">
      <style:table-column-properties style:column-width="4.595cm" style:rel-column-width="15848*"/>
    </style:style>
    <style:style style:name="Tabla2.E" style:family="table-column">
      <style:table-column-properties style:column-width="4.597cm" style:rel-column-width="15857*"/>
    </style:style>
    <style:style style:name="Tabla2.A1" style:family="table-cell">
      <style:table-cell-properties fo:background-color="transparent" fo:padding-left="0cm" fo:padding-right="0.199cm" fo:padding-top="0.199cm" fo:padding-bottom="0.199cm" fo:border-left="none" fo:border-right="none" fo:border-top="none" fo:border-bottom="2pt solid #00a0c6">
        <style:background-image/>
      </style:table-cell-properties>
    </style:style>
    <style:style style:name="Tabla2.B1" style:family="table-cell">
      <style:table-cell-properties fo:background-color="transparent" fo:padding="0.199cm" fo:border="none">
        <style:background-image/>
      </style:table-cell-properties>
    </style:style>
    <style:style style:name="Tabla2.C1" style:family="table-cell">
      <style:table-cell-properties fo:padding="0.097cm" fo:border-left="none" fo:border-right="none" fo:border-top="none" fo:border-bottom="2pt solid #00a0c6"/>
    </style:style>
    <style:style style:name="Tabla2.D1" style:family="table-cell">
      <style:table-cell-properties fo:padding="0.097cm" fo:border-left="none" fo:border-right="none" fo:border-top="none" fo:border-bottom="2pt solid #00a0c6"/>
    </style:style>
    <style:style style:name="Tabla2.E1" style:family="table-cell">
      <style:table-cell-properties fo:padding="0.097cm" fo:border-left="none" fo:border-right="none" fo:border-top="none" fo:border-bottom="2pt solid #00a0c6"/>
    </style:style>
    <style:style style:name="Tabla2.A2" style:family="table-cell">
      <style:table-cell-properties fo:background-color="transparent" fo:padding-left="0cm" fo:padding-right="0.199cm" fo:padding-top="0.199cm" fo:padding-bottom="0.199cm" fo:border-left="none" fo:border-right="none" fo:border-top="none" fo:border-bottom="2pt solid #000000">
        <style:background-image/>
      </style:table-cell-properties>
    </style:style>
    <style:style style:name="Tabla2.C2" style:family="table-cell">
      <style:table-cell-properties fo:padding="0cm" fo:border="none"/>
    </style:style>
    <style:style style:name="Tabla2.A3" style:family="table-cell">
      <style:table-cell-properties fo:background-color="transparent" fo:padding-left="0cm" fo:padding-right="0cm" fo:padding-top="0.199cm" fo:padding-bottom="0.199cm" fo:border="none">
        <style:background-image/>
      </style:table-cell-properties>
    </style:style>
    <style:style style:name="Tabla2.C3" style:family="table-cell">
      <style:table-cell-properties fo:padding="0cm" fo:border="none"/>
    </style:style>
    <style:style style:name="Tabla7" style:family="table">
      <style:table-properties style:width="13.409cm" table:align="margins"/>
    </style:style>
    <style:style style:name="Tabla7.A" style:family="table-column">
      <style:table-column-properties style:column-width="1.983cm" style:rel-column-width="9693*"/>
    </style:style>
    <style:style style:name="Tabla7.B" style:family="table-column">
      <style:table-column-properties style:column-width="7.594cm" style:rel-column-width="37116*"/>
    </style:style>
    <style:style style:name="Tabla7.C" style:family="table-column">
      <style:table-column-properties style:column-width="3.831cm" style:rel-column-width="18726*"/>
    </style:style>
    <style:style style:name="Tabla7.A1" style:family="table-cell">
      <style:table-cell-properties fo:background-color="#daf1fd" fo:padding="0.3cm" fo:border-left="none" fo:border-right="none" fo:border-top="none" fo:border-bottom="2pt solid #000000">
        <style:background-image/>
      </style:table-cell-properties>
    </style:style>
    <style:style style:name="Tabla7.A2" style:family="table-cell">
      <style:table-cell-properties fo:background-color="#daf1fd" fo:padding="0.199cm" fo:border="none">
        <style:background-image/>
      </style:table-cell-properties>
    </style:style>
    <style:style style:name="Tabla7.A3" style:family="table-cell">
      <style:table-cell-properties fo:background-color="#daf1fd" fo:padding-left="0.199cm" fo:padding-right="0.199cm" fo:padding-top="0.3cm" fo:padding-bottom="0.3cm" fo:border-left="none" fo:border-right="none" fo:border-top="none" fo:border-bottom="0.25pt solid #ffffff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fo:color="#333333" style:font-name="Roboto" fo:font-size="24pt" style:text-underline-style="none" fo:font-weight="bold" officeooo:rsid="0180475f" officeooo:paragraph-rsid="0180475f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333333" style:font-name="Roboto" fo:font-size="8pt" style:text-underline-style="none" fo:font-weight="normal" officeooo:rsid="002f9037" officeooo:paragraph-rsid="015e9be7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333333" style:font-name="Roboto" fo:font-size="8pt" style:text-underline-style="none" fo:font-weight="normal" officeooo:rsid="00facae0" officeooo:paragraph-rsid="01534639" style:font-size-asian="8pt" style:font-weight-asian="normal" style:font-size-complex="8pt" style:font-weight-complex="normal"/>
    </style:style>
    <style:style style:name="P4" style:family="paragraph" style:parent-style-name="Standard">
      <style:text-properties fo:color="#333333" style:font-name="Roboto" fo:font-size="8pt" style:text-underline-style="none" fo:font-weight="bold" officeooo:rsid="0021ecd2" officeooo:paragraph-rsid="0187d252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333333" style:font-name="Roboto" fo:font-size="9pt" style:text-underline-style="none" fo:font-weight="normal" officeooo:rsid="00facae0" officeooo:paragraph-rsid="01534639" style:font-size-asian="9pt" style:font-weight-asian="normal" style:font-size-complex="9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333333" fo:font-size="10pt" fo:font-style="normal" style:text-underline-style="none" fo:font-weight="normal" officeooo:rsid="002f9037" officeooo:paragraph-rsid="01187e6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paragraph-properties fo:text-align="end" style:justify-single-word="false"/>
      <style:text-properties style:font-name="Roboto" officeooo:paragraph-rsid="01750f2b" fo:background-color="#dddddd"/>
    </style:style>
    <style:style style:name="P8" style:family="paragraph" style:parent-style-name="Standard">
      <style:paragraph-properties fo:text-align="justify" style:justify-single-word="false"/>
      <style:text-properties style:font-name="Roboto" fo:font-size="10pt" officeooo:paragraph-rsid="015e9be7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officeooo:paragraph-rsid="00cf41b0"/>
    </style:style>
    <style:style style:name="P10" style:family="paragraph" style:parent-style-name="Standard">
      <style:paragraph-properties fo:text-align="justify" style:justify-single-word="false"/>
      <style:text-properties officeooo:paragraph-rsid="01135a6d"/>
    </style:style>
    <style:style style:name="P11" style:family="paragraph" style:parent-style-name="Standard">
      <style:paragraph-properties fo:text-align="justify" style:justify-single-word="false"/>
      <style:text-properties officeooo:paragraph-rsid="0036b5e1"/>
    </style:style>
    <style:style style:name="P12" style:family="paragraph" style:parent-style-name="Standard">
      <style:paragraph-properties fo:text-align="justify" style:justify-single-word="false"/>
      <style:text-properties officeooo:paragraph-rsid="015e9be7"/>
    </style:style>
    <style:style style:name="P13" style:family="paragraph" style:parent-style-name="Standard">
      <style:paragraph-properties fo:text-align="start" style:justify-single-word="false"/>
      <style:text-properties fo:color="#666666" fo:font-size="10pt" style:text-underline-style="none" fo:font-weight="normal" officeooo:rsid="01322ced" officeooo:paragraph-rsid="01187e65" fo:background-color="#ffffff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666666" fo:font-size="10pt" style:text-underline-style="none" fo:font-weight="normal" officeooo:rsid="002f9037" officeooo:paragraph-rsid="015e9be7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666666" fo:font-size="10pt" style:text-underline-style="none" fo:font-weight="normal" officeooo:rsid="01322ced" officeooo:paragraph-rsid="01187e65" fo:background-color="transparent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aef0" style:font-name="Roboto" fo:font-size="9pt" style:text-underline-style="none" fo:font-weight="bold" officeooo:rsid="01322ced" officeooo:paragraph-rsid="015e9be7" fo:background-color="transparent" style:font-size-asian="9pt" style:font-weight-asian="bold" style:font-size-complex="9pt" style:font-weight-complex="bold"/>
    </style:style>
    <style:style style:name="P17" style:family="paragraph" style:parent-style-name="Standard">
      <style:text-properties fo:color="#00aef0" style:font-name="Roboto" fo:font-size="14pt" fo:font-weight="bold" officeooo:rsid="01bdd05f" officeooo:paragraph-rsid="0187d252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aef0" style:font-name="Roboto regular" fo:font-size="10pt" style:text-underline-style="none" fo:font-weight="bold" officeooo:rsid="013c4cc1" officeooo:paragraph-rsid="01187e65" fo:background-color="transparent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aef0" style:font-name="Roboto regular" fo:font-size="10pt" fo:font-weight="bold" officeooo:rsid="01135a6d" officeooo:paragraph-rsid="01187e65" style:font-size-asian="10pt" style:font-weight-asian="bold" style:font-size-complex="10pt" style:font-weight-complex="bold"/>
    </style:style>
    <style:style style:name="P20" style:family="paragraph" style:parent-style-name="Standard">
      <style:text-properties fo:color="#00aef0" style:font-name="Rotobo" fo:font-size="9pt" officeooo:paragraph-rsid="0185fb14" style:font-size-asian="9pt" style:font-size-complex="9pt"/>
    </style:style>
    <style:style style:name="P21" style:family="paragraph" style:parent-style-name="Standard">
      <style:text-properties style:font-name="Lato" fo:font-size="8pt" officeooo:rsid="01bdd05f" officeooo:paragraph-rsid="0187d252" style:font-size-asian="8pt" style:font-size-complex="8pt"/>
    </style:style>
    <style:style style:name="P22" style:family="paragraph" style:parent-style-name="Standard">
      <style:text-properties officeooo:paragraph-rsid="0185fb14"/>
    </style:style>
    <style:style style:name="P23" style:family="paragraph" style:parent-style-name="Footer">
      <style:paragraph-properties fo:text-align="end" style:justify-single-word="false"/>
      <style:text-properties fo:color="#111111" style:font-name="Roboto" fo:font-size="10pt" officeooo:paragraph-rsid="017ad395" style:font-size-asian="10pt" style:font-size-complex="10pt"/>
    </style:style>
    <style:style style:name="P24" style:family="paragraph" style:parent-style-name="Footer">
      <style:paragraph-properties fo:text-align="end" style:justify-single-word="false"/>
      <style:text-properties fo:color="#333333" style:font-name="Roboto" fo:font-size="10pt" style:font-size-asian="10pt" style:font-size-complex="10pt"/>
    </style:style>
    <style:style style:name="P25" style:family="paragraph" style:parent-style-name="Footer">
      <style:paragraph-properties fo:text-align="end" style:justify-single-word="false"/>
      <style:text-properties fo:color="#333333" style:font-name="Roboto" fo:font-size="10pt" officeooo:paragraph-rsid="017ad395" style:font-size-asian="10pt" style:font-size-complex="10pt"/>
    </style:style>
    <style:style style:name="P26" style:family="paragraph" style:parent-style-name="Footer">
      <style:paragraph-properties fo:text-align="start" style:justify-single-word="false"/>
      <style:text-properties fo:color="#333333" style:font-name="Roboto" fo:font-size="10pt" fo:font-weight="bold" style:font-size-asian="10pt" style:font-weight-asian="bold" style:font-size-complex="10pt" style:font-weight-complex="bold"/>
    </style:style>
    <style:style style:name="P27" style:family="paragraph" style:parent-style-name="Frame_20_contents">
      <style:text-properties fo:color="#333333" style:font-name="Roboto" fo:font-size="10pt" style:font-size-asian="10pt" style:font-size-complex="10pt"/>
    </style:style>
    <style:style style:name="P28" style:family="paragraph" style:parent-style-name="Frame_20_contents">
      <style:paragraph-properties fo:text-align="justify" style:justify-single-word="false"/>
      <style:text-properties fo:color="#ffffff" officeooo:paragraph-rsid="012ad5df"/>
    </style:style>
    <style:style style:name="P29" style:family="paragraph" style:parent-style-name="Table_20_Contents">
      <style:paragraph-properties fo:text-align="start" style:justify-single-word="false"/>
      <style:text-properties fo:color="#333333" style:font-name="Raleway" fo:font-size="7pt" style:text-underline-style="none" officeooo:rsid="00390238" officeooo:paragraph-rsid="013d60f7" fo:background-color="transparent" style:font-size-asian="7pt" style:font-size-complex="7pt"/>
    </style:style>
    <style:style style:name="P30" style:family="paragraph" style:parent-style-name="Table_20_Contents">
      <style:paragraph-properties fo:text-align="start" style:justify-single-word="false"/>
      <style:text-properties fo:color="#333333" style:font-name="Roboto" fo:font-size="9pt" style:text-underline-style="none" fo:font-weight="normal" officeooo:rsid="002f9037" officeooo:paragraph-rsid="0160f7aa" style:font-size-asian="9pt" style:font-weight-asian="normal" style:font-size-complex="9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color="#333333" style:font-name="Roboto" fo:font-size="9pt" style:text-underline-style="none" fo:font-weight="normal" officeooo:rsid="002f9037" officeooo:paragraph-rsid="01634458" style:font-size-asian="9pt" style:font-weight-asian="normal" style:font-size-complex="9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color="#333333" style:font-name="Roboto" fo:font-size="9pt" style:text-underline-style="none" fo:font-weight="normal" officeooo:rsid="01aa9e18" officeooo:paragraph-rsid="0180475f" style:font-size-asian="9pt" style:font-weight-asian="normal" style:font-size-complex="9pt" style:font-weight-complex="normal"/>
    </style:style>
    <style:style style:name="P33" style:family="paragraph" style:parent-style-name="Table_20_Contents">
      <style:paragraph-properties fo:text-align="end" style:justify-single-word="false"/>
      <style:text-properties fo:color="#333333" style:font-name="Roboto" fo:font-size="9pt" officeooo:rsid="006ef9c9" officeooo:paragraph-rsid="01806d7f" style:font-size-asian="9pt" style:font-size-complex="9pt"/>
    </style:style>
    <style:style style:name="P34" style:family="paragraph" style:parent-style-name="Table_20_Contents">
      <style:paragraph-properties fo:text-align="start" style:justify-single-word="false"/>
      <style:text-properties fo:color="#333333" style:font-name="Roboto Medium" fo:font-size="8pt" style:text-underline-style="none" fo:font-weight="normal" officeooo:rsid="01ac082b" officeooo:paragraph-rsid="0188f2a5" style:font-size-asian="7pt" style:font-weight-asian="normal" style:font-size-complex="8pt" style:font-weight-complex="normal"/>
    </style:style>
    <style:style style:name="P35" style:family="paragraph" style:parent-style-name="Table_20_Contents">
      <style:paragraph-properties fo:text-align="justify" style:justify-single-word="false"/>
    </style:style>
    <style:style style:name="P36" style:family="paragraph" style:parent-style-name="Table_20_Contents">
      <style:paragraph-properties fo:text-align="justify" style:justify-single-word="false"/>
      <style:text-properties style:font-name="Roboto" fo:font-size="10pt" style:font-size-asian="10pt" style:font-size-complex="10pt"/>
    </style:style>
    <style:style style:name="P37" style:family="paragraph" style:parent-style-name="Table_20_Contents">
      <style:paragraph-properties fo:text-align="justify" style:justify-single-word="false"/>
      <style:text-properties style:font-name="Roboto" fo:font-size="10pt" officeooo:paragraph-rsid="01534639" style:font-size-asian="10pt" style:font-size-complex="10pt"/>
    </style:style>
    <style:style style:name="P38" style:family="paragraph" style:parent-style-name="Table_20_Contents">
      <style:paragraph-properties fo:text-align="justify" style:justify-single-word="false"/>
      <style:text-properties style:font-name="Roboto" fo:font-size="10pt" fo:font-weight="bold" officeooo:rsid="013d60f7" officeooo:paragraph-rsid="013d60f7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end" style:justify-single-word="false"/>
      <style:text-properties style:font-name="Roboto" fo:font-size="10pt" fo:font-weight="bold" officeooo:rsid="013d60f7" officeooo:paragraph-rsid="013d60f7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justify" style:justify-single-word="false"/>
      <style:text-properties style:font-name="Roboto" fo:font-size="9pt" style:font-size-asian="9pt" style:font-size-complex="9pt"/>
    </style:style>
    <style:style style:name="P41" style:family="paragraph" style:parent-style-name="Table_20_Contents">
      <style:paragraph-properties fo:text-align="start" style:justify-single-word="false"/>
      <style:text-properties fo:color="#000000" style:font-name="Roboto" fo:font-size="9pt" style:text-underline-style="none" fo:font-weight="bold" officeooo:rsid="00390238" officeooo:paragraph-rsid="013d60f7" fo:background-color="transparent" style:font-size-asian="9pt" style:font-weight-asian="bold" style:font-size-complex="9pt" style:font-weight-complex="bold"/>
    </style:style>
    <style:style style:name="P42" style:family="paragraph" style:parent-style-name="Table_20_Contents">
      <style:paragraph-properties fo:text-align="end" style:justify-single-word="false"/>
      <style:text-properties fo:color="#000000" style:font-name="Roboto" fo:font-size="9pt" fo:font-weight="normal" officeooo:rsid="0052b304" officeooo:paragraph-rsid="013f1339" style:font-size-asian="9pt" style:font-weight-asian="normal" style:font-size-complex="9pt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fo:color="#000000" style:font-name="Roboto" fo:font-size="9pt" fo:font-weight="bold" officeooo:rsid="00a0e313" officeooo:paragraph-rsid="013f1339" style:font-size-asian="9pt" style:font-weight-asian="bold" style:font-size-complex="9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fo:color="#000000" style:font-name="Roboto regular" fo:font-size="9pt" officeooo:rsid="001812ca" officeooo:paragraph-rsid="013d60f7" style:font-size-asian="9pt" style:font-size-complex="9pt"/>
    </style:style>
    <style:style style:name="P45" style:family="paragraph" style:parent-style-name="Table_20_Contents">
      <style:paragraph-properties fo:text-align="start" style:justify-single-word="false"/>
      <style:text-properties fo:color="#808080" style:font-name="Roboto" fo:font-size="9pt" officeooo:rsid="0052b304" officeooo:paragraph-rsid="013d60f7" style:font-size-asian="9pt" style:font-size-complex="9pt"/>
    </style:style>
    <style:style style:name="P46" style:family="paragraph" style:parent-style-name="Table_20_Contents">
      <style:paragraph-properties fo:text-align="start" style:justify-single-word="false"/>
      <style:text-properties fo:color="#808080" style:font-name="Roboto" fo:font-size="9pt" fo:font-weight="bold" officeooo:rsid="00a0e313" officeooo:paragraph-rsid="013d60f7" style:font-size-asian="9pt" style:font-weight-asian="bold" style:font-size-complex="9pt" style:font-weight-complex="bold"/>
    </style:style>
    <style:style style:name="P47" style:family="paragraph" style:parent-style-name="Table_20_Contents">
      <style:paragraph-properties fo:text-align="justify" style:justify-single-word="false"/>
      <style:text-properties fo:color="#00aef0" style:font-name="Roboto" fo:font-size="9pt" officeooo:rsid="00e60cdf" officeooo:paragraph-rsid="01634458" style:font-size-asian="9pt" style:font-size-complex="9pt"/>
    </style:style>
    <style:style style:name="P48" style:family="paragraph" style:parent-style-name="Table_20_Contents">
      <style:paragraph-properties fo:text-align="justify" style:justify-single-word="false"/>
      <style:text-properties fo:color="#00aef0" style:font-name="Roboto" fo:font-size="9pt" officeooo:rsid="00e6bb46" officeooo:paragraph-rsid="0160f7aa" style:font-size-asian="9pt" style:font-size-complex="9pt"/>
    </style:style>
    <style:style style:name="P49" style:family="paragraph" style:parent-style-name="Table_20_Contents">
      <style:paragraph-properties fo:text-align="justify" style:justify-single-word="false"/>
      <style:text-properties fo:color="#00aef0" style:font-name="Roboto" fo:font-size="9pt" officeooo:rsid="00e6bb46" officeooo:paragraph-rsid="01634458" style:font-size-asian="9pt" style:font-size-complex="9pt"/>
    </style:style>
    <style:style style:name="P50" style:family="paragraph" style:parent-style-name="Table_20_Contents">
      <style:paragraph-properties fo:text-align="justify" style:justify-single-word="false"/>
      <style:text-properties fo:color="#00aef0" style:font-name="Roboto" fo:font-size="9pt" style:text-underline-style="none" fo:font-weight="normal" officeooo:rsid="00e6bb46" officeooo:paragraph-rsid="0160f7aa" style:font-size-asian="9pt" style:font-weight-asian="normal" style:font-size-complex="9pt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fo:color="#00aef0" style:font-name="Roboto" fo:font-size="9pt" fo:font-weight="bold" officeooo:rsid="00d912b0" officeooo:paragraph-rsid="01534639" style:font-size-asian="9pt" style:font-weight-asian="bold" style:font-size-complex="9pt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officeooo:paragraph-rsid="0188f2a5"/>
    </style:style>
    <style:style style:name="P53" style:family="paragraph" style:parent-style-name="Table_20_Contents">
      <style:text-properties officeooo:paragraph-rsid="01514b85"/>
    </style:style>
    <style:style style:name="P54" style:family="paragraph" style:parent-style-name="Table_20_Contents">
      <style:paragraph-properties fo:text-align="start" style:justify-single-word="false"/>
      <style:text-properties style:font-name="Roboto Medium" fo:font-size="8pt" style:text-underline-style="none" fo:font-weight="normal" officeooo:rsid="01ac082b" officeooo:paragraph-rsid="0188f2a5" style:font-size-asian="7pt" style:font-weight-asian="normal" style:font-size-complex="8pt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fo:color="#00aef0" style:font-name="Roboto Medium" fo:font-size="8pt" style:text-underline-style="none" fo:font-weight="normal" officeooo:rsid="0191a33a" officeooo:paragraph-rsid="0191a33a" style:font-size-asian="7pt" style:font-weight-asian="normal" style:font-size-complex="8pt" style:font-weight-complex="normal"/>
    </style:style>
    <style:style style:name="T1" style:family="text">
      <style:text-properties fo:color="#333333" fo:font-size="15pt" style:text-underline-style="none" fo:font-weight="bold" officeooo:rsid="002db3dd" style:font-size-asian="15pt" style:font-weight-asian="bold" style:font-size-complex="15pt" style:font-weight-complex="bold"/>
    </style:style>
    <style:style style:name="T2" style:family="text">
      <style:text-properties fo:color="#333333" style:font-name="Roboto Medium" fo:font-size="8pt" style:text-underline-style="none" fo:font-weight="normal" officeooo:rsid="0188f2a5" style:font-size-asian="7pt" style:font-weight-asian="normal" style:font-size-complex="8pt" style:font-weight-complex="normal"/>
    </style:style>
    <style:style style:name="T3" style:family="text">
      <style:text-properties fo:color="#333333" style:font-name="Roboto Medium" fo:font-size="8pt" style:text-underline-style="none" fo:font-weight="normal" officeooo:rsid="0191a33a" style:font-size-asian="7pt" style:font-weight-asian="normal" style:font-size-complex="8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a0e313" style:font-weight-asian="bold" style:font-weight-complex="bold"/>
    </style:style>
    <style:style style:name="T7" style:family="text">
      <style:text-properties officeooo:rsid="00a51477"/>
    </style:style>
    <style:style style:name="T8" style:family="text">
      <style:text-properties style:text-underline-style="none" fo:font-weight="normal" officeooo:rsid="01806d7f" style:font-weight-asian="normal" style:font-weight-complex="normal"/>
    </style:style>
    <style:style style:name="T9" style:family="text">
      <style:text-properties officeooo:rsid="00cdabac"/>
    </style:style>
    <style:style style:name="T10" style:family="text">
      <style:text-properties officeooo:rsid="00cf41b0"/>
    </style:style>
    <style:style style:name="T11" style:family="text">
      <style:text-properties officeooo:rsid="00cf4f00"/>
    </style:style>
    <style:style style:name="T12" style:family="text">
      <style:text-properties officeooo:rsid="00d912b0"/>
    </style:style>
    <style:style style:name="T13" style:family="text">
      <style:text-properties officeooo:rsid="013d60f7"/>
    </style:style>
    <style:style style:name="T14" style:family="text">
      <style:text-properties style:font-name="Roboto" fo:font-size="10pt" officeooo:rsid="01806d7f" style:font-size-asian="10pt" style:font-size-complex="10pt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officeooo:rsid="0180475f"/>
    </style:style>
    <style:style style:name="T17" style:family="text">
      <style:text-properties officeooo:rsid="01842dab"/>
    </style:style>
    <style:style style:name="T18" style:family="text">
      <style:text-properties style:font-name="Lato" fo:font-size="8pt" fo:font-weight="normal" officeooo:rsid="0188f2a5" style:font-size-asian="8pt" style:font-weight-asian="normal" style:font-size-complex="8pt" style:font-weight-complex="normal"/>
    </style:style>
    <style:style style:name="T19" style:family="text">
      <style:text-properties style:font-name="Lato" fo:font-size="8pt" style:text-underline-style="none" fo:font-weight="normal" officeooo:rsid="0188f2a5" style:font-size-asian="7pt" style:font-weight-asian="normal" style:font-size-complex="8pt" style:font-weight-complex="normal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draw:opacity="0%" draw:fill-image-width="0cm" draw:fill-image-height="0cm" fo:padding="0cm" fo:border="none" style:shadow="none" draw:shadow-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.bf_number" text:name="py3o.o.bf_number"/>
        <text:user-field-decl office:value-type="string" office:string-value="ioffice" text:name="py3o.ioffice"/>
        <text:user-field-decl office:value-type="string" office:string-value="ipushpin" text:name="py3o.ipushpin"/>
        <text:user-field-decl office:value-type="string" office:string-value="display_address_without_company_line" text:name="py3o.o.company_id.bf_display_address_without_company_line"/>
        <text:user-field-decl office:value-type="string" office:string-value="o.company_id.bf_footer_line_break_icon" text:name="py3o.o.company_id.bf_footer_line_break_icon"/>
        <text:user-field-decl office:value-type="string" office:string-value="o.company_id.name" text:name="py3o.o.company_id.name"/>
        <text:user-field-decl office:value-type="string" office:string-value="o.company_id.bf_report_footer" text:name="py3o.o.company_id.bf_report_footer"/>
        <text:user-field-decl office:value-type="string" office:string-value="o.name" text:name="py3o.o.name"/>
        <text:user-field-decl office:value-type="string" office:string-value="o.user_id.name" text:name="py3o.o.user_id.name"/>
        <text:user-field-decl office:value-type="string" office:string-value="line.bf_name" text:name="py3o.line.bf_name"/>
        <text:user-field-decl office:value-type="string" office:string-value="line.bf_price_subtotal" text:name="py3o.line.bf_price_subtotal"/>
        <text:user-field-decl office:value-type="string" office:string-value="o.bf_amount_untaxed" text:name="py3o.o.bf_amount_untaxed"/>
        <text:user-field-decl office:value-type="string" office:string-value="o.bf_amount_tax" text:name="py3o.o.bf_amount_tax"/>
        <text:user-field-decl office:value-type="string" office:string-value="o.bf_amount_total" text:name="py3o.o.bf_amount_total"/>
        <text:user-field-decl office:value-type="string" office:string-value="o.fiscal_position_id.bf_note" text:name="py3o.o.fiscal_position_id.bf_note"/>
        <text:user-field-decl office:value-type="string" office:string-value="iphone" text:name="py3o.iphone"/>
        <text:user-field-decl office:value-type="string" office:string-value="o.partner_shipping_id.phone" text:name="py3o.o.partner_shipping_id.phone"/>
        <text:user-field-decl office:value-type="string" office:string-value="o.partner_shipping_id.bf_display_address" text:name="py3o.o.partner_shipping_id.bf_display_address"/>
        <text:user-field-decl office:value-type="string" office:string-value="line.product_id.name" text:name="py3o.line.product_id.name"/>
        <text:user-field-decl office:value-type="string" office:string-value="o.bf_date_invoice" text:name="py3o.o.bf_date_invoice"/>
        <text:user-field-decl office:value-type="string" office:string-value="o.bf_date_due" text:name="py3o.o.bf_date_due"/>
        <text:user-field-decl office:value-type="string" office:string-value="qty" text:name="py3o.line.bf_quantity"/>
        <text:user-field-decl office:value-type="string" office:string-value="o.payment_term_id.bf_note" text:name="py3o.o.payment_term_id.bf_note"/>
        <text:user-field-decl office:value-type="string" office:string-value="o.bf_comment" text:name="py3o.o.bf_comment"/>
        <text:user-field-decl office:value-type="string" office:string-value="bf_data_line_break" text:name="py3o.o.partner_id.bf_data_line_break"/>
        <text:user-field-decl office:value-type="string" office:string-value="display_name" text:name="py3o.o.partner_id.display_name"/>
        <text:user-field-decl office:value-type="string" office:string-value="display_address" text:name="py3o.o.partner_id.bf_display_address_without_company"/>
        <text:user-field-decl office:value-type="string" office:string-value="o.bf_reference" text:name="py3o.o.bf_reference"/>
        <text:user-field-decl office:value-type="string" office:string-value="o.origin" text:name="py3o.o.origin"/>
        <text:user-field-decl office:value-type="string" office:string-value="o.invoice_payment_ref" text:name="py3o.o.invoice_payment_ref"/>
      </text:user-field-decls>
      <text:p text:style-name="P17"><text:user-field-get text:name="py3o.o.partner_id.display_name">display_name</text:user-field-get></text:p>
      <text:p text:style-name="P21"><text:user-field-get text:name="py3o.o.partner_id.bf_display_address_without_company">display_address</text:user-field-get></text:p>
      <text:p text:style-name="P4"><text:user-field-get text:name="py3o.o.partner_id.bf_data_line_break">bf_data_line_break</text:user-field-get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49"><text:span text:style-name="T16">Invoice</text:span> Date</text:p>
            <text:p text:style-name="P31"><text:user-field-get text:name="py3o.o.bf_date_invoice">o.bf_date_invoice</text:user-field-get></text:p>
          </table:table-cell>
          <table:table-cell table:style-name="Tabla2.B1" office:value-type="string">
            <text:p text:style-name="P40"/>
          </table:table-cell>
          <table:table-cell table:style-name="Tabla2.C1" office:value-type="string">
            <text:p text:style-name="P47">Reference</text:p>
            <text:p text:style-name="P32"><text:user-field-get text:name="py3o.o.bf_reference">o.bf_reference</text:user-field-get></text:p>
          </table:table-cell>
          <table:table-cell table:style-name="Tabla2.D1" office:value-type="string">
            <text:p text:style-name="P50">Salesperson</text:p>
            <text:p text:style-name="P30"><text:user-field-get text:name="py3o.o.user_id.name">o.user_id.name</text:user-field-get></text:p>
          </table:table-cell>
          <table:table-cell table:style-name="Tabla2.E1" office:value-type="string">
            <text:p text:style-name="P48"><text:span text:style-name="T16">Due </text:span>Date</text:p>
            <text:p text:style-name="P30"><text:user-field-get text:name="py3o.o.bf_date_due">o.bf_date_due</text:user-field-get></text:p>
          </table:table-cell>
        </table:table-row>
        <table:table-row>
          <table:table-cell table:style-name="Tabla2.A2" office:value-type="string">
            <text:p text:style-name="P22"><text:a xlink:type="simple" xlink:href="py3o://if=%22o.origin%22" text:style-name="Internet_20_link" text:visited-style-name="Visited_20_Internet_20_Link"><text:span text:style-name="T18">if="o.origin"</text:span></text:a></text:p>
            <text:p text:style-name="P20">Source</text:p>
            <text:p text:style-name="P34"><text:user-field-get text:name="py3o.o.origin">o.origin</text:user-field-get></text:p>
            <text:p text:style-name="P52"><text:a xlink:type="simple" xlink:href="py3o:///if" text:style-name="Internet_20_link" text:visited-style-name="Visited_20_Internet_20_Link"><text:span text:style-name="T2">if</text:span></text:a></text:p>
            <text:p text:style-name="P52"><text:a xlink:type="simple" xlink:href="py3o://if=%22o.invoice_payment_ref%22" text:style-name="Internet_20_link" text:visited-style-name="Visited_20_Internet_20_Link"><text:span text:style-name="T3">if="o.invoice_payment_ref"</text:span></text:a></text:p>
            <text:p text:style-name="P55">Payment ref</text:p>
            <text:p text:style-name="P54"><text:user-field-get text:name="py3o.o.invoice_payment_ref">o.invoice_payment_ref</text:user-field-get></text:p>
            <text:p text:style-name="P52"><text:a xlink:type="simple" xlink:href="py3o:///if" text:style-name="Internet_20_link" text:visited-style-name="Visited_20_Internet_20_Link"><text:span text:style-name="T19">if</text:span></text:a></text:p>
          </table:table-cell>
          <table:table-cell table:style-name="Tabla2.B1" office:value-type="string">
            <text:p text:style-name="P36"/>
          </table:table-cell>
          <table:table-cell table:style-name="Tabla2.C3" table:number-rows-spanned="2" table:number-columns-spanned="3" office:value-type="string">
            <table:table table:name="Tabla7" table:style-name="Tabla7">
              <table:table-column table:style-name="Tabla7.A"/>
              <table:table-column table:style-name="Tabla7.B"/>
              <table:table-column table:style-name="Tabla7.C"/>
              <table:table-row>
                <table:table-cell table:style-name="Tabla7.A1" office:value-type="string">
                  <text:p text:style-name="P38">QTY</text:p>
                </table:table-cell>
                <table:table-cell table:style-name="Tabla7.A1" office:value-type="string">
                  <text:p text:style-name="P38">DESCRIPTION</text:p>
                </table:table-cell>
                <table:table-cell table:style-name="Tabla7.A1" office:value-type="string">
                  <text:p text:style-name="P39">AMOUNT</text:p>
                </table:table-cell>
              </table:table-row>
              <table:table-row>
                <table:table-cell table:style-name="Tabla7.A2" table:number-columns-spanned="3" office:value-type="string">
                  <text:p text:style-name="P35"><text:a xlink:type="simple" xlink:href="py3o://for=%22line%20in%20o.invoice_line_ids%22" text:style-name="Internet_20_link" text:visited-style-name="Visited_20_Internet_20_Link"><text:span text:style-name="T14">for="line in o.invoice_line_ids"</text:span></text:a></text:p>
                </table:table-cell>
                <table:covered-table-cell/>
                <table:covered-table-cell/>
              </table:table-row>
              <table:table-row>
                <table:table-cell table:style-name="Tabla7.A3" office:value-type="string">
                  <text:p text:style-name="P44"><text:user-field-get text:name="py3o.line.bf_quantity">qty</text:user-field-get></text:p>
                </table:table-cell>
                <table:table-cell table:style-name="Tabla7.A3" office:value-type="string">
                  <text:p text:style-name="P41"><text:user-field-get text:name="py3o.line.product_id.name">line.product_id.name</text:user-field-get></text:p>
                  <text:p text:style-name="P29"><text:user-field-get text:name="py3o.line.bf_name">line.bf_name</text:user-field-get></text:p>
                </table:table-cell>
                <table:table-cell table:style-name="Tabla7.A3" office:value-type="string">
                  <text:p text:style-name="P33"><text:user-field-get text:name="py3o.line.bf_price_subtotal">line.bf_price_subtotal</text:user-field-get></text:p>
                </table:table-cell>
              </table:table-row>
              <table:table-row>
                <table:table-cell table:style-name="Tabla7.A2" table:number-columns-spanned="3" office:value-type="string">
                  <text:p text:style-name="P35"><text:a xlink:type="simple" xlink:href="py3o:///for" text:style-name="Internet_20_link" text:visited-style-name="Visited_20_Internet_20_Link"><text:span text:style-name="T13">/for</text:span></text:a></text:p>
                </table:table-cell>
                <table:covered-table-cell/>
                <table:covered-table-cell/>
              </table:table-row>
              <table:table-row>
                <table:table-cell table:style-name="Tabla7.A2" table:number-columns-spanned="2" office:value-type="string">
                  <text:p text:style-name="P46">Total Without Taxes</text:p>
                </table:table-cell>
                <table:covered-table-cell/>
                <table:table-cell table:style-name="Tabla7.A2" office:value-type="string">
                  <text:p text:style-name="P42"><text:user-field-get text:name="py3o.o.bf_amount_untaxed">o.bf_amount_untaxed</text:user-field-get></text:p>
                </table:table-cell>
              </table:table-row>
              <table:table-row>
                <table:table-cell table:style-name="Tabla7.A2" table:number-columns-spanned="2" office:value-type="string">
                  <text:p text:style-name="P45"><text:span text:style-name="T6">Taxes</text:span> </text:p>
                </table:table-cell>
                <table:covered-table-cell/>
                <table:table-cell table:style-name="Tabla7.A2" office:value-type="string">
                  <text:p text:style-name="P42"><text:user-field-get text:name="py3o.o.bf_amount_tax">o.bf_amount_tax</text:user-field-get></text:p>
                </table:table-cell>
              </table:table-row>
              <table:table-row>
                <table:table-cell table:style-name="Tabla7.A2" table:number-columns-spanned="2" office:value-type="string">
                  <text:p text:style-name="P43">Total</text:p>
                </table:table-cell>
                <table:covered-table-cell/>
                <table:table-cell table:style-name="Tabla7.A2" office:value-type="string">
                  <text:p text:style-name="P42"><text:user-field-get text:name="py3o.o.bf_amount_total">o.bf_amount_total</text:user-field-get></text:p>
                </table:table-cell>
              </table:table-row>
            </table:table>
            <text:p text:style-name="P35"/>
          </table:table-cell>
          <table:covered-table-cell/>
          <table:covered-table-cell/>
        </table:table-row>
        <table:table-row>
          <table:table-cell table:style-name="Tabla2.A3" office:value-type="string">
            <text:p text:style-name="P53"><text:a xlink:type="simple" xlink:href="py3o://if=%22o.partner_shipping_id.id%20!=%20o.partner_id.id%22" text:style-name="Internet_20_link" text:visited-style-name="Visited_20_Internet_20_Link"><text:span text:style-name="T17">if="o.partner_shipping_id.id != o.partner_id.id"</text:span></text:a></text:p>
            <text:p text:style-name="P51">Shipping address</text:p>
            <text:p text:style-name="P3"><text:user-field-get text:name="py3o.o.partner_shipping_id.bf_display_address">o.partner_shipping_id.bf_display_address</text:user-field-get></text:p>
            <text:p text:style-name="P5"><text:span text:style-name="T15"><text:user-field-get text:name="py3o.iphone">iphone</text:user-field-get></text:span> <text:span text:style-name="T15"><text:user-field-get text:name="py3o.o.partner_shipping_id.phone">o.partner_shipping_id.phone</text:user-field-get></text:span></text:p>
            <text:p text:style-name="P3"/>
            <text:p text:style-name="P37"><text:a xlink:type="simple" xlink:href="py3o:///if" text:style-name="Internet_20_link" text:visited-style-name="Visited_20_Internet_20_Link"><text:span text:style-name="T12">if</text:span></text:a></text:p>
            <text:p text:style-name="P12"><text:a xlink:type="simple" xlink:href="py3o://if=%22o.payment_term_id%22" text:style-name="Internet_20_link" text:visited-style-name="Visited_20_Internet_20_Link"><text:span text:style-name="T10">if="o.payment_term_id"</text:span></text:a></text:p>
            <text:p text:style-name="P16">Payment Terms</text:p>
            <text:p text:style-name="P2"><text:user-field-get text:name="py3o.o.payment_term_id.bf_note">o.payment_term_id.bf_note</text:user-field-get></text:p>
            <text:p text:style-name="P14"/>
            <text:p text:style-name="P8"><text:a xlink:type="simple" xlink:href="py3o:///if" text:style-name="Internet_20_link" text:visited-style-name="Visited_20_Internet_20_Link"><text:span text:style-name="T10">if</text:span></text:a></text:p>
          </table:table-cell>
          <table:table-cell table:style-name="Tabla2.B1" office:value-type="string">
            <text:p text:style-name="P36"/>
          </table:table-cell>
          <table:covered-table-cell/>
          <table:covered-table-cell/>
          <table:covered-table-cell/>
        </table:table-row>
      </table:table>
      <text:p text:style-name="P11"/>
      <text:p text:style-name="P9"><text:a xlink:type="simple" xlink:href="py3o://if=%22o.fiscal_position_id.note%22" text:style-name="Internet_20_link" text:visited-style-name="Visited_20_Internet_20_Link"><text:span text:style-name="T11">if="o.fiscal_position_id.note"</text:span></text:a></text:p>
      <text:p text:style-name="P18">Fiscal Position Remark</text:p>
      <text:p text:style-name="P15"><text:user-field-get text:name="py3o.o.fiscal_position_id.bf_note">o.fiscal_position_id.bf_note</text:user-field-get></text:p>
      <text:p text:style-name="P13"/>
      <text:p text:style-name="P9"><text:a xlink:type="simple" xlink:href="py3o:///if" text:style-name="Internet_20_link" text:visited-style-name="Visited_20_Internet_20_Link"><text:span text:style-name="T11">if</text:span></text:a></text:p>
      <text:p text:style-name="P10"><text:a xlink:type="simple" xlink:href="py3o://if=%22o.comment%22" text:style-name="Internet_20_link" text:visited-style-name="Visited_20_Internet_20_Link"><text:span text:style-name="T8">if="o.comment"</text:span></text:a></text:p>
      <text:p text:style-name="P19">Terms &amp; Conditions</text:p>
      <text:p text:style-name="P6"><text:user-field-get text:name="py3o.o.bf_comment">o.bf_comment</text:user-field-get></text:p>
      <text:p text:style-name="P6"/>
      <text:p text:style-name="P10"><text:a xlink:type="simple" xlink:href="py3o:///if" text:style-name="Internet_20_link" text:visited-style-name="Visited_20_Internet_20_Link"><text:span text:style-name="T9">if</text:span></text:a>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"/>
    <style:font-face style:name="Lohit Devanagari1" svg:font-family="'Lohit Devanagari'"/>
    <style:font-face style:name="Raleway" svg:font-family="Raleway"/>
    <style:font-face style:name="Roboto" svg:font-family="Roboto"/>
    <style:font-face style:name="Roboto Medium" svg:font-family="'Roboto Medium'"/>
    <style:font-face style:name="Roboto regular" svg:font-family="'Roboto regular'"/>
    <style:font-face style:name="Rotobo" svg:font-family="Rotob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fo:color="#333333" style:font-name="Roboto" fo:font-size="24pt" style:text-underline-style="none" fo:font-weight="bold" officeooo:rsid="0180475f" officeooo:paragraph-rsid="0180475f" style:font-size-asian="24pt" style:font-weight-asian="bold" style:font-size-complex="24pt" style:font-weight-complex="bold"/>
    </style:style>
    <style:style style:name="MP2" style:family="paragraph" style:parent-style-name="Standard">
      <style:paragraph-properties fo:text-align="end" style:justify-single-word="false"/>
      <style:text-properties style:font-name="Roboto" officeooo:paragraph-rsid="01750f2b" fo:background-color="#dddddd"/>
    </style:style>
    <style:style style:name="MP3" style:family="paragraph" style:parent-style-name="Footer">
      <style:paragraph-properties fo:text-align="end" style:justify-single-word="false"/>
      <style:text-properties fo:color="#111111" style:font-name="Roboto" fo:font-size="10pt" officeooo:paragraph-rsid="017ad395" style:font-size-asian="10pt" style:font-size-complex="10pt"/>
    </style:style>
    <style:style style:name="MP4" style:family="paragraph" style:parent-style-name="Frame_20_contents">
      <style:text-properties fo:color="#333333" style:font-name="Roboto" fo:font-size="10pt" style:font-size-asian="10pt" style:font-size-complex="10pt"/>
    </style:style>
    <style:style style:name="MP5" style:family="paragraph" style:parent-style-name="Footer">
      <style:paragraph-properties fo:text-align="end" style:justify-single-word="false"/>
      <style:text-properties fo:color="#333333" style:font-name="Roboto" fo:font-size="10pt" style:font-size-asian="10pt" style:font-size-complex="10pt"/>
    </style:style>
    <style:style style:name="MP6" style:family="paragraph" style:parent-style-name="Footer">
      <style:paragraph-properties fo:text-align="end" style:justify-single-word="false"/>
      <style:text-properties fo:color="#333333" style:font-name="Roboto" fo:font-size="10pt" officeooo:paragraph-rsid="017ad395" style:font-size-asian="10pt" style:font-size-complex="10pt"/>
    </style:style>
    <style:style style:name="MP7" style:family="paragraph" style:parent-style-name="Footer">
      <style:paragraph-properties fo:text-align="start" style:justify-single-word="false"/>
      <style:text-properties fo:color="#333333" style:font-name="Roboto" fo:font-size="10pt" fo:font-weight="bold" style:font-size-asian="10pt" style:font-weight-asian="bold" style:font-size-complex="10pt" style:font-weight-complex="bold"/>
    </style:style>
    <style:style style:name="MT1" style:family="text">
      <style:text-properties fo:color="#333333" fo:font-size="15pt" style:text-underline-style="none" fo:font-weight="bold" officeooo:rsid="002db3dd" style:font-size-asian="15pt" style:font-weight-asian="bold" style:font-size-complex="15pt" style:font-weight-complex="bold"/>
    </style:style>
    <style:style style:name="MT2" style:family="text">
      <style:text-properties fo:font-weight="normal" style:font-weight-asian="normal" style:font-weight-complex="normal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officeooo:rsid="00a51477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draw:opacity="0%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eeeee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.199cm" fo:margin-right="0.199cm" fo:margin-bottom="0.499cm" fo:border="none" fo:padding="0cm" style:shadow="none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order="none" fo:padding="0cm" style:shadow="none"/>
      </style:footer-style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o.bf_number" text:name="py3o.o.bf_number"/>
        </text:user-field-decls>
        <text:p text:style-name="MP1"><draw:frame draw:style-name="Mfr1" draw:name="Imagen2" text:anchor-type="paragraph" svg:x="0.529cm" svg:y="-0.51cm" svg:width="3.09cm" svg:height="1.3cm" draw:z-index="0"><draw:image xlink:href="Pictures/10000201000001560000004877913F122BCCE815.png" xlink:type="simple" xlink:show="embed" xlink:actuate="onLoad"/></draw:frame>INVOICE</text:p>
        <text:p text:style-name="MP2"><draw:frame draw:style-name="Mfr2" draw:name="Picture 1147" text:anchor-type="char" svg:x="-1.199cm" svg:y="11.866cm" svg:width="21.001cm" svg:height="15.415cm" draw:z-index="2"><draw:image xlink:href="Pictures/10000201000006DA0000050AF80E91451DF14A95.png" xlink:type="simple" xlink:show="embed" xlink:actuate="onLoad"/></draw:frame><text:span text:style-name="MT1"># </text:span><text:span text:style-name="MT1"><text:user-field-get text:name="py3o.o.bf_number">o.bf_number</text:user-field-get></text:span></text:p>
      </style:header>
      <style:footer>
        <text:user-field-decls>
          <text:user-field-decl office:value-type="string" office:string-value="ioffice" text:name="py3o.ioffice"/>
          <text:user-field-decl office:value-type="string" office:string-value="ipushpin" text:name="py3o.ipushpin"/>
          <text:user-field-decl office:value-type="string" office:string-value="display_address_without_company_line" text:name="py3o.o.company_id.bf_display_address_without_company_line"/>
          <text:user-field-decl office:value-type="string" office:string-value="o.company_id.bf_footer_line_break_icon" text:name="py3o.o.company_id.bf_footer_line_break_icon"/>
          <text:user-field-decl office:value-type="string" office:string-value="o.company_id.name" text:name="py3o.o.company_id.name"/>
        </text:user-field-decls>
        <text:p text:style-name="MP3"><draw:frame draw:style-name="Mfr3" draw:name="Marco3" text:anchor-type="paragraph" svg:x="0.166cm" svg:y="-0.058cm" draw:z-index="1"><draw:text-box fo:min-height="0.499cm" fo:min-width="6.5cm"><text:p text:style-name="MP4"><text:user-field-get text:name="py3o.o.company_id.bf_report_footer">o.company_id.bf_report_footer</text:user-field-get></text:p></draw:text-box></draw:frame><text:span text:style-name="MT2"><text:user-field-get text:name="py3o.ioffice">ioffice</text:user-field-get></text:span><text:span text:style-name="MT3"> </text:span><text:span text:style-name="MT3"><text:user-field-get text:name="py3o.o.company_id.name">o.company_id.name</text:user-field-get></text:span></text:p>
        <text:p text:style-name="MP5"><text:user-field-get text:name="py3o.ipushpin">ipushpin</text:user-field-get> <text:user-field-get text:name="py3o.o.company_id.bf_display_address_without_company_line">display_address_without_company_line</text:user-field-get></text:p>
        <text:p text:style-name="MP6"><text:user-field-get text:name="py3o.o.company_id.bf_footer_line_break_icon">o.company_id.bf_footer_line_break_icon</text:user-field-get></text:p>
        <text:p text:style-name="MP7"><text:span text:style-name="MT4"><text:page-number text:select-page="current">1</text:page-number></text:span><text:span text:style-name="MT4"> </text:span>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23:32:03.699877901</meta:creation-date>
    <meta:generator>LibreOffice/5.1.6.2$Linux_X86_64 LibreOffice_project/10m0$Build-2</meta:generator>
    <dc:date>2020-04-28T22:43:05.514081474</dc:date>
    <meta:editing-duration>P3DT5H16M14S</meta:editing-duration>
    <meta:editing-cycles>336</meta:editing-cycles>
    <meta:document-statistic meta:table-count="2" meta:image-count="2" meta:object-count="0" meta:page-count="1" meta:paragraph-count="58" meta:word-count="79" meta:character-count="918" meta:non-whitespace-character-count="896"/>
  </office:meta>
</office:document-meta>
</file>